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use-window-font-color="true" fo:font-size="12pt" fo:language="es" fo:country="ES" style:text-underline-style="none" fo:font-weight="normal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style:use-window-font-color="true" fo:font-size="12pt" fo:language="es" fo:country="ES" style:font-name-asian="Times New Roman" style:font-size-asian="12pt" style:font-name-complex="Arial" style:font-size-complex="12pt" style:language-complex="ar" style:country-complex="SA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uncionalidad: Regiones de interés (ROIs).</text:p>
      <text:p text:style-name="P1">Proyecto: extRemoteSensing.</text:p>
      <text:p text:style-name="P2"/>
      <text:p text:style-name="P3"/>
      <text:p text:style-name="P3">Requisitos:</text:p>
      <text:p text:style-name="P3"/>
      <text:list text:style-name="L1">
        <text:list-item>
          <text:p text:style-name="P4"><text:span text:style-name="T1">Salida:</text:span></text:p>
          <text:list>
            <text:list-item>
              <text:p text:style-name="P5">Raster de clases.</text:p>
            </text:list-item>
            <text:list-item>
              <text:p text:style-name="P5">Leyenda: clase, color, nombre. Color aleatorio o basado en una tabla de color predefinida.</text:p>
            </text:list-item>
          </text:list>
        </text:list-item>
      </text:list>
      <text:list text:style-name="L2">
        <text:list-header>
          <text:p text:style-name="P6"/>
        </text:list-header>
      </text:list>
      <text:p text:style-name="P3">Algoritmos a implementar:</text:p>
      <text:p text:style-name="P3"/>
      <text:p text:style-name="P3">Diseño:</text:p>
      <text:p text:style-name="P3"/>
      <text:p text:style-name="P3"/>
      <text:p text:style-name="P3"/>
      <text:p text:style-name="P3">Implementación: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lbany AMT" svg:font-family="'Albany AMT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" style:font-size-asian="12pt" style:language-asian="es" style:country-asian="ES" style:font-name-complex="Albany AMT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30T12:47:22</meta:creation-date>
    <dc:date>2007-07-02T16:27:09</dc:date>
    <dc:language>es-ES</dc:language>
    <meta:editing-cycles>14</meta:editing-cycles>
    <meta:editing-duration>PT4H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1" meta:character-count="241"/>
  </office:meta>
</office:document-meta>
</file>